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eckboxTag.writeTagContent( TagWriter tagWri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heckboxTag.getInpu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eckboxTag.writeTagDetails( TagWriter tagWrite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